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129cm"/>
    </style:style>
    <style:style style:name="co2" style:family="table-column">
      <style:table-column-properties fo:break-before="auto" style:column-width="6.403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842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7.435cm"/>
    </style:style>
    <style:style style:name="co8" style:family="table-column">
      <style:table-column-properties fo:break-before="auto" style:column-width="13.361cm"/>
    </style:style>
    <style:style style:name="co9" style:family="table-column">
      <style:table-column-properties fo:break-before="auto" style:column-width="5.477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99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none" fo:background-color="#99ff66" fo:border-left="none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99ff66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order-bottom="none" fo:background-color="#99ff66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14" style:family="table-cell" style:parent-style-name="Hiperlink" style:data-style-name="N0">
      <style:text-properties fo:color="#0563c1" style:text-underline-style="solid" style:text-underline-width="auto" style:text-underline-color="font-color"/>
    </style:style>
    <style:style style:name="ce15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ext-properties fo:color="#222222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ackground-color="transparent" fo:wrap-option="wrap" style:vertical-align="automatic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ackground-color="transparent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36"/>
    <style:style style:name="ce21" style:family="table-cell" style:parent-style-name="Default" style:data-style-name="N36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36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CollectionId</text:p>
          </table:table-cell>
          <table:table-cell office:value-type="string">
            <text:p>StartDate</text:p>
          </table:table-cell>
          <table:table-cell office:value-type="string">
            <text:p>EndDate</text:p>
          </table:table-cell>
          <table:table-cell office:value-type="string">
            <text:p>Visualization</text:p>
          </table:table-cell>
          <table:table-cell office:value-type="string">
            <text:p>Pixel TimeSeries</text:p>
          </table:table-cell>
          <table:table-cell office:value-type="string">
            <text:p>Bands</text:p>
          </table:table-cell>
          <table:table-cell office:value-type="string">
            <text:p>Expression</text:p>
          </table:table-cell>
          <table:table-cell office:value-type="string">
            <text:p>Pallete</text:p>
          </table:table-cell>
          <table:table-cell office:value-type="string">
            <text:p>Portal</text:p>
          </table:table-cell>
          <table:table-cell office:value-type="string">
            <text:p>OB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Elevação - 90m</text:p>
          </table:table-cell>
          <table:table-cell table:style-name="ce15" office:value-type="string">
            <text:p>CGIAR/SRTM90_V4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elevation</text:p>
          </table:table-cell>
          <table:table-cell table:style-name="ce3" office:value-type="string">
            <text:p>N/A</text:p>
          </table:table-cell>
          <table:table-cell office:value-type="string">
            <text:p>006800','00A800','FFE374','ECA900','612F00','FFFFFF'</text:p>
          </table:table-cell>
          <table:table-cell table:style-name="ce3" office:value-type="string">
            <text:p>Pastagem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eclividade <text:s/>- 90m</text:p>
          </table:table-cell>
          <table:table-cell table:style-name="ce15" office:value-type="string">
            <text:p>CGIAR/SRTM90_V4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slope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00FF00','FFFF00','ff0000'</text:p>
          </table:table-cell>
          <table:table-cell table:style-name="ce3" office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Aspecto <text:s/>- 90m</text:p>
          </table:table-cell>
          <table:table-cell table:style-name="ce15" office:value-type="string">
            <text:p>CGIAR/SRTM90_V4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aspect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RAINBOW</text:p>
          </table:table-cell>
          <table:table-cell table:style-name="ce3" office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ombreamento <text:s/>- 90m</text:p>
          </table:table-cell>
          <table:table-cell table:style-name="ce15" office:value-type="string">
            <text:p>CGIAR/SRTM90_V4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office:value-type="string">
            <text:p>X</text:p>
          </table:table-cell>
          <table:table-cell table:style-name="ce3"/>
          <table:table-cell table:style-name="ce3" office:value-type="string">
            <text:p>hillshade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office:value-type="string">
            <text:p>Calcular utilziando o exemplo de Hillshade do GE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Variação da água Subsuperficial</text:p>
          </table:table-cell>
          <table:table-cell office:value-type="string">
            <text:p>GRACE/RL05</text:p>
          </table:table-cell>
          <table:table-cell table:style-name="ce21" office:value-type="date" office:date-value="2002-02-18">
            <text:p>18/02/2002</text:p>
          </table:table-cell>
          <table:table-cell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Band1</text:p>
          </table:table-cell>
          <table:table-cell office:value-type="string">
            <text:p>N/A</text:p>
          </table:table-cell>
          <table:table-cell table:style-name="ce3" office:value-type="string">
            <text:p>0000ff','00ff00','ffff00','ff0000'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Indice de Vegetação Melhorado (LC8 <text:s/>Composite 32 dias)</text:p>
          </table:table-cell>
          <table:table-cell table:style-name="ce16" office:value-type="string">
            <text:p>LANDSAT/LC8_L1T_32DAY_EVI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EV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Indice de Vegetação com Diferença Normalziada (LC8 Composite 32 dias)</text:p>
          </table:table-cell>
          <table:table-cell table:style-name="ce16" office:value-type="string">
            <text:p>LANDSAT/LC8_L1T_32DAY_NDVI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NDV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Indice de Estresse Hidríco (LC8 <text:s/>Composite 32 dias)</text:p>
          </table:table-cell>
          <table:table-cell table:style-name="ce16" office:value-type="string">
            <text:p>LANDSAT/LC8_L1T_32DAY_NDWI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NDW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Composição colorida (LC8 <text:s/>TOA 32 dias - Natural)</text:p>
          </table:table-cell>
          <table:table-cell table:style-name="ce16" office:value-type="string">
            <text:p>LANDSAT/LC8_L1T_32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B4,B3,B2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Composição colorida (LC8 <text:s/>TOA 32 dias - Falsa Cor I)</text:p>
          </table:table-cell>
          <table:table-cell table:style-name="ce16" office:value-type="string">
            <text:p>LANDSAT/LC8_L1T_32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B5,B6,B4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Composição colorida (LC8 <text:s/>TOA 32 dias - Falsa Cor II)</text:p>
          </table:table-cell>
          <table:table-cell table:style-name="ce16" office:value-type="string">
            <text:p>LANDSAT/LC8_L1T_32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B6,B5,B4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Indice de Celulose (LC8 Composite 32 dias)</text:p>
          </table:table-cell>
          <table:table-cell table:style-name="ce16" office:value-type="string">
            <text:p>LANDSAT/LC8_L1T_32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[B6,B3]</text:p>
          </table:table-cell>
          <table:table-cell table:style-name="ce3" office:value-type="string">
            <text:p>((B6 - B3)/(B6 + B3))</text:p>
          </table:table-cell>
          <table:table-cell table:style-name="ce3" table:number-columns-repeated="3"/>
          <table:table-cell table:number-columns-repeated="1013"/>
        </table:table-row>
        <table:table-row table:style-name="ro3">
          <table:table-cell table:style-name="ce3" office:value-type="string">
            <text:p>Indice de Vegetação Melhorado v2 (LC8 <text:s/>Composite 32 dias)</text:p>
          </table:table-cell>
          <table:table-cell table:style-name="ce16" office:value-type="string">
            <text:p>LANDSAT/LC8_L1T_32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[B4,B5]</text:p>
          </table:table-cell>
          <table:table-cell office:value-type="string">
            <text:p>2,5 * ((B5 - B4) / (B5 + 2,4 * B4 +1))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Indice de Vegetação Melhorado (LC8 t 8 Composite 8 dias)</text:p>
          </table:table-cell>
          <table:table-cell table:style-name="ce16" office:value-type="string">
            <text:p>LANDSAT/LC8_L1T_8DAY_EVI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EV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Indice de Vegetação com Diferença Normalziada (LC8 <text:s/>Composite 8 dias)</text:p>
          </table:table-cell>
          <table:table-cell table:style-name="ce16" office:value-type="string">
            <text:p>LANDSAT/LC8_L1T_8DAY_NDVI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NDV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Indice de Estresse Hidríco (LC8 <text:s/>Composite 8 dias)</text:p>
          </table:table-cell>
          <table:table-cell table:style-name="ce16" office:value-type="string">
            <text:p>LANDSAT/LC8_L1T_8DAY_NDWI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NDW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Composição colorida (LC8 <text:s/>TOA 8 dias - Natural)</text:p>
          </table:table-cell>
          <table:table-cell table:style-name="ce16" office:value-type="string">
            <text:p>LANDSAT/LC8_L1T_8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B4,B3,B2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Composição colorida (LC8 TOA 8 dias - Falsa Cor I)</text:p>
          </table:table-cell>
          <table:table-cell table:style-name="ce16" office:value-type="string">
            <text:p>LANDSAT/LC8_L1T_8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B5,B6,B4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style-name="ce3" table:number-columns-repeated="1013"/>
        </table:table-row>
        <table:table-row table:style-name="ro3">
          <table:table-cell table:style-name="ce2" office:value-type="string">
            <text:p>Composição colorida (LC8 <text:s/>TOA 8 dias - Falsa Cor II)</text:p>
          </table:table-cell>
          <table:table-cell table:style-name="ce16" office:value-type="string">
            <text:p>LANDSAT/LC8_L1T_8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B6,B5,B4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style-name="ce3" table:number-columns-repeated="1013"/>
        </table:table-row>
        <table:table-row table:style-name="ro3">
          <table:table-cell table:style-name="ce2" office:value-type="string">
            <text:p>Indice de Celulose (LC8 Composite 8 dias)</text:p>
          </table:table-cell>
          <table:table-cell table:style-name="ce16" office:value-type="string">
            <text:p>LANDSAT/LC8_L1T_8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[B6,B3]</text:p>
          </table:table-cell>
          <table:table-cell table:style-name="ce3" office:value-type="string">
            <text:p>((B6 - B3)/(B6 + B3))</text:p>
          </table:table-cell>
          <table:table-cell table:style-name="ce3" table:number-columns-repeated="1016"/>
        </table:table-row>
        <table:table-row table:style-name="ro3">
          <table:table-cell table:style-name="ce2" office:value-type="string">
            <text:p>Indice de Vegetação Melhorado v2 (LC8 <text:s/>Composite 8 dias)</text:p>
          </table:table-cell>
          <table:table-cell table:style-name="ce16" office:value-type="string">
            <text:p>LANDSAT/LC8_L1T_8DAY_TOA</text:p>
          </table:table-cell>
          <table:table-cell table:style-name="ce21" office:value-type="date" office:date-value="2013-04-07">
            <text:p>07/04/2013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[B4,B5]</text:p>
          </table:table-cell>
          <table:table-cell office:value-type="string">
            <text:p>2,5 * ((B5 - B4) / (B5 + 2,4 * B4 +1))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office:value-type="string">
            <text:p>Utilizar algum tipo de filtro pois os dados contém bastante nuvens</text:p>
          </table:table-cell>
          <table:table-cell table:style-name="ce3" table:number-columns-repeated="1013"/>
        </table:table-row>
        <table:table-row table:style-name="ro3">
          <table:table-cell table:style-name="ce2" office:value-type="string">
            <text:p>Composição colorida (MCD43A1)</text:p>
          </table:table-cell>
          <table:table-cell table:style-name="ce17" office:value-type="string">
            <text:p>MODIS/MCD43A1</text:p>
          </table:table-cell>
          <table:table-cell table:style-name="ce21" office:value-type="date" office:date-value="2002-02-18">
            <text:p>18/02/2002</text:p>
          </table:table-cell>
          <table:table-cell table:style-name="ce17" office:value-type="string">
            <text:p>NOW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[BRDF_Albedo_Parameters_Band1_vol,BRDF_Albedo_Parameters_Band4_vol,BRDF_Albedo_Parameters_Band3_iso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table:number-columns-repeated="1014"/>
        </table:table-row>
        <table:table-row table:style-name="ro3">
          <table:table-cell table:style-name="ce5" office:value-type="string">
            <text:p>Composição colorida (MCD43A1)</text:p>
          </table:table-cell>
          <table:table-cell table:style-name="ce17" office:value-type="string">
            <text:p>MODIS/MCD43A1</text:p>
          </table:table-cell>
          <table:table-cell table:style-name="ce21" office:value-type="date" office:date-value="2002-02-18">
            <text:p>18/02/2002</text:p>
          </table:table-cell>
          <table:table-cell table:style-name="ce17" office:value-type="string">
            <text:p>NOW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[BRDF_Albedo_Parameters_Band6_vol,BRDF_Albedo_Parameters_Band2_vol,BRDF_Albedo_Parameters_Band1_iso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table:number-columns-repeated="1014"/>
        </table:table-row>
        <table:table-row table:style-name="ro3">
          <table:table-cell table:style-name="ce6" office:value-type="string">
            <text:p>Composição colorida (MCD43A4)</text:p>
          </table:table-cell>
          <table:table-cell table:style-name="ce17" office:value-type="string">
            <text:p>MODIS/MCD43A4</text:p>
          </table:table-cell>
          <table:table-cell table:style-name="ce21" office:value-type="date" office:date-value="2002-02-18">
            <text:p>18/02/2002</text:p>
          </table:table-cell>
          <table:table-cell table:style-name="ce17" office:value-type="string">
            <text:p>NOW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[Nadir_Reflectance_Band1,Nadir_Reflectance_Band4,Nadir_Reflectance_Band3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table:number-columns-repeated="1014"/>
        </table:table-row>
        <table:table-row table:style-name="ro3">
          <table:table-cell table:style-name="ce6" office:value-type="string">
            <text:p>Composição colorida (MCD43A4)</text:p>
          </table:table-cell>
          <table:table-cell table:style-name="ce17" office:value-type="string">
            <text:p>MODIS/MCD43A4</text:p>
          </table:table-cell>
          <table:table-cell table:style-name="ce21" office:value-type="date" office:date-value="2002-02-18">
            <text:p>18/02/2002</text:p>
          </table:table-cell>
          <table:table-cell table:style-name="ce17" office:value-type="string">
            <text:p>NOW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[Nadir_Reflectance_Band6,Nadir_Reflectance_Band2,Nadir_Reflectance_Band1]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table:number-columns-repeated="1014"/>
        </table:table-row>
        <table:table-row table:style-name="ro4">
          <table:table-cell table:style-name="ce7" office:value-type="string">
            <text:p>Indice de Estresse Hidríco (NDWI)</text:p>
          </table:table-cell>
          <table:table-cell table:style-name="ce17" office:value-type="string">
            <text:p>MODIS/MCD43A4_NDWI</text:p>
          </table:table-cell>
          <table:table-cell table:style-name="ce21" office:value-type="date" office:date-value="2002-02-18">
            <text:p>18/02/2002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NDWI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 table:number-columns-repeated="1014"/>
        </table:table-row>
        <table:table-row table:style-name="ro3">
          <table:table-cell table:style-name="ce7" office:value-type="string">
            <text:p>Reflectância de Superfície no Vermelho (sur_refl_b01)</text:p>
          </table:table-cell>
          <table:table-cell office:value-type="string">
            <text:p>MODIS/MOD09Q1</text:p>
          </table:table-cell>
          <table:table-cell table:style-name="ce21" office:value-type="date" office:date-value="2000-03-05">
            <text:p>05/03/2000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sur_refl_b01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/>
          <table:table-cell table:style-name="ce3" table:number-columns-repeated="1013"/>
        </table:table-row>
        <table:table-row table:style-name="ro3">
          <table:table-cell table:style-name="ce7" office:value-type="string">
            <text:p>Reflectância de Superfície no Infravermelho Próximo (sur_refl_b02)</text:p>
          </table:table-cell>
          <table:table-cell office:value-type="string">
            <text:p>MODIS/MOD09Q1</text:p>
          </table:table-cell>
          <table:table-cell table:style-name="ce21" office:value-type="date" office:date-value="2000-03-05">
            <text:p>05/03/2000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sur_refl_b02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/>
          <table:table-cell table:style-name="ce3" table:number-columns-repeated="1013"/>
        </table:table-row>
        <table:table-row table:style-name="ro3">
          <table:table-cell table:style-name="ce8" office:value-type="string">
            <text:p>Controle de Qualidade (QC_Day)</text:p>
          </table:table-cell>
          <table:table-cell office:value-type="string">
            <text:p>MODIS/MOD09Q1</text:p>
          </table:table-cell>
          <table:table-cell table:style-name="ce21" office:value-type="date" office:date-value="2000-03-05">
            <text:p>05/03/2000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QA</text:p>
          </table:table-cell>
          <table:table-cell office:value-type="string">
            <text:p>N/A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/>
          <table:table-cell table:style-name="ce3" table:number-columns-repeated="1013"/>
        </table:table-row>
        <table:table-row table:style-name="ro3">
          <table:table-cell table:style-name="ce9" office:value-type="string">
            <text:p>Composição colorida (MOD09Q1)</text:p>
          </table:table-cell>
          <table:table-cell office:value-type="string">
            <text:p>MODIS/MOD09Q1</text:p>
          </table:table-cell>
          <table:table-cell table:style-name="ce21" office:value-type="date" office:date-value="2000-03-05">
            <text:p>05/03/2000</text:p>
          </table:table-cell>
          <table:table-cell table:style-name="ce18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sur_refl_b02,sur_refl_b02,sur_refl_b01]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/>
          <table:table-cell table:style-name="ce3" table:number-columns-repeated="1013"/>
        </table:table-row>
        <table:table-row table:style-name="ro3">
          <table:table-cell table:style-name="ce10" office:value-type="string">
            <text:p>Temperatura de Superfície (LST)</text:p>
          </table:table-cell>
          <table:table-cell office:value-type="string">
            <text:p>MODIS/MOD11A2</text:p>
          </table:table-cell>
          <table:table-cell table:style-name="ce21" office:value-type="date" office:date-value="2000-03-05">
            <text:p>05/03/2000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LST_Day_1km</text:p>
          </table:table-cell>
          <table:table-cell office:value-type="string">
            <text:p>(LST_Day_1km * 0,02) - 273,15</text:p>
          </table:table-cell>
          <table:table-cell table:style-name="ce3" office:value-type="string">
            <text:p>0000ff','00ff00','ffff00','ff0000'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Controle de Qualidade (QC_Day)</text:p>
          </table:table-cell>
          <table:table-cell office:value-type="string">
            <text:p>MODIS/MOD11A2</text:p>
          </table:table-cell>
          <table:table-cell table:style-name="ce21" office:value-type="date" office:date-value="2000-03-05">
            <text:p>05/03/2000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QC_Day</text:p>
          </table:table-cell>
          <table:table-cell office:value-type="string">
            <text:p>N/A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Índice de Vegetação com diferença Nomralizada (NDVI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NDVI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Índice de Vegetação Melhorado (EVI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EVI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Reflectancia no Vermelho (sur_refl_b01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sur_refl_b01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Reflectancia no Infravemelho Próximo (sur_refl_b02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sur_refl_b02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Reflectancia no Infravemelho Médio (sur_refl_b07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sur_refl_b07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Índice de Vegetação com diferença Normalizada (NDVI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NDVI</text:p>
          </table:table-cell>
          <table:table-cell office:value-type="string">
            <text:p>* 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2" office:value-type="string">
            <text:p>Data de criação do Composite (DayOfYear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DayOfYear</text:p>
          </table:table-cell>
          <table:table-cell office:value-type="string">
            <text:p>N/A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2" office:value-type="string">
            <text:p>Confiabilidade do Pixel (SummaryQA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SummaryQA</text:p>
          </table:table-cell>
          <table:table-cell office:value-type="string">
            <text:p>N/A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7" office:value-type="string">
            <text:p>Indice de Vegetação Melhorado v2 (EVI2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table:number-columns-repeated="2" office:value-type="string">
            <text:p>X</text:p>
          </table:table-cell>
          <table:table-cell office:value-type="string">
            <text:p>EVI2</text:p>
          </table:table-cell>
          <table:table-cell office:value-type="string">
            <text:p>2,5 * ((sur_refl_b02 - sur_refl_b01) / (sur_refl_b02 + 2,4 * sur_refl_b01 +1))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2" office:value-type="string">
            <text:p>Composição colorida (MOD13Q1)</text:p>
          </table:table-cell>
          <table:table-cell table:style-name="ce18" office:value-type="string">
            <text:p>MODIS/MOD13Q1</text:p>
          </table:table-cell>
          <table:table-cell table:style-name="ce21" office:value-type="date" office:date-value="2002-02-18">
            <text:p>18/02/2002</text:p>
          </table:table-cell>
          <table:table-cell table:style-name="ce18" office:value-type="string">
            <text:p>NOW</text:p>
          </table:table-cell>
          <table:table-cell office:value-type="string">
            <text:p>X</text:p>
          </table:table-cell>
          <table:table-cell/>
          <table:table-cell office:value-type="string">
            <text:p>[sur_refl_b07, sur_refl_b02, sur_refl_b01]</text:p>
          </table:table-cell>
          <table:table-cell office:value-type="string">
            <text:p>*0,0001</text:p>
          </table:table-cell>
          <table:table-cell office:value-type="string">
            <text:p>Default</text:p>
          </table:table-cell>
          <table:table-cell office:value-type="string">
            <text:p>Pastagem</text:p>
          </table:table-cell>
          <table:table-cell table:number-columns-repeated="1014"/>
        </table:table-row>
        <table:table-row table:style-name="ro3">
          <table:table-cell table:style-name="ce13" office:value-type="string">
            <text:p>Fração de Radiação Fontossinteticamente Ativa (FPAR)</text:p>
          </table:table-cell>
          <table:table-cell table:style-name="ce17" office:value-type="string">
            <text:p>MODIS/MOD15A2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Fpar_1km</text:p>
          </table:table-cell>
          <table:table-cell table:style-name="ce3" office:value-type="string">
            <text:p>* 0,01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13" office:value-type="string">
            <text:p>Índice de Área Foliar (LAI)</text:p>
          </table:table-cell>
          <table:table-cell table:style-name="ce17" office:value-type="string">
            <text:p>MODIS/MOD15A2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Lai_1km</text:p>
          </table:table-cell>
          <table:table-cell table:style-name="ce3" office:value-type="string">
            <text:p>* 0,1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4" office:value-type="string">
            <text:p>Evapotranspiração Real (ETR)</text:p>
          </table:table-cell>
          <table:table-cell table:style-name="ce17" office:value-type="string">
            <text:p>MODIS/MOD16A2/MONTHLY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ET_1km</text:p>
          </table:table-cell>
          <table:table-cell table:style-name="ce3" office:value-type="string">
            <text:p>* 0,1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4" office:value-type="string">
            <text:p>Evapotranspiração Potencial (PET)</text:p>
          </table:table-cell>
          <table:table-cell table:style-name="ce17" office:value-type="string">
            <text:p>MODIS/MOD16A2/MONTHLY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PET_1km</text:p>
          </table:table-cell>
          <table:table-cell table:style-name="ce3" office:value-type="string">
            <text:p>* 0,1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4" office:value-type="string">
            <text:p>Evapotranspiração Normalizada (NET)</text:p>
          </table:table-cell>
          <table:table-cell table:style-name="ce17" office:value-type="string">
            <text:p>MODIS/MOD16A2/MONTHLY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NET</text:p>
          </table:table-cell>
          <table:table-cell table:style-name="ce3" office:value-type="string">
            <text:p>(ET_1km / PET_1km)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4" office:value-type="string">
            <text:p>Produtividade Primária Bruta (GPP)</text:p>
          </table:table-cell>
          <table:table-cell table:style-name="ce17" office:value-type="string">
            <text:p>MODIS/MOD17A2/MONTHLY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Gpp_1km</text:p>
          </table:table-cell>
          <table:table-cell table:style-name="ce3" office:value-type="string">
            <text:p>N/A ou * 0,0001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4" office:value-type="string">
            <text:p>Produtividade Primária Líquida (NPP)</text:p>
          </table:table-cell>
          <table:table-cell table:style-name="ce17" office:value-type="string">
            <text:p>MODIS/MOD17A2/MONTHLY</text:p>
          </table:table-cell>
          <table:table-cell table:style-name="ce21" office:value-type="date" office:date-value="2000-02-24">
            <text:p>24/02/2000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PsnNet_1km</text:p>
          </table:table-cell>
          <table:table-cell table:style-name="ce3" office:value-type="string">
            <text:p>N/A ou * 0,0001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3">
          <table:table-cell table:style-name="ce4" office:value-type="string">
            <text:p>Precipritação Mensal Acumulada (TRMM)</text:p>
          </table:table-cell>
          <table:table-cell table:style-name="ce19" office:value-type="string">
            <text:p>TRMM/3B43v7/MONTHLY</text:p>
          </table:table-cell>
          <table:table-cell table:style-name="ce22" office:value-type="date" office:date-value="1998-01-01">
            <text:p>01/01/1998</text:p>
          </table:table-cell>
          <table:table-cell table:style-name="ce17" office:value-type="string">
            <text:p>NOW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precipitation 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0000ff','00ff00','ffff00','ff0000'</text:p>
          </table:table-cell>
          <table:table-cell table:style-name="ce3" office:value-type="string">
            <text:p>Pastagem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>
            <text:p>Elevação - 30m</text:p>
          </table:table-cell>
          <table:table-cell table:style-name="ce15" office:value-type="string">
            <text:p>USGS/SRTMGL1_003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office:value-type="string">
            <text:p>X</text:p>
          </table:table-cell>
          <table:table-cell table:style-name="ce3"/>
          <table:table-cell office:value-type="string">
            <text:p>elevation</text:p>
          </table:table-cell>
          <table:table-cell table:style-name="ce3" office:value-type="string">
            <text:p>N/A</text:p>
          </table:table-cell>
          <table:table-cell office:value-type="string">
            <text:p>006800','00A800','FFE374','ECA900','612F00','FFFFFF'</text:p>
          </table:table-cell>
          <table:table-cell table:style-name="ce3" office:value-type="string">
            <text:p>Pastagem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eclividade <text:s/>- 30m</text:p>
          </table:table-cell>
          <table:table-cell table:style-name="ce15" office:value-type="string">
            <text:p>USGS/SRTMGL1_003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office:value-type="string">
            <text:p>X</text:p>
          </table:table-cell>
          <table:table-cell/>
          <table:table-cell office:value-type="string">
            <text:p>elevation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00FF00','FFFF00','ff0000'</text:p>
          </table:table-cell>
          <table:table-cell table:style-name="ce3" office:value-type="string">
            <text:p>Pastagem</text:p>
          </table:table-cell>
          <table:table-cell office:value-type="string">
            <text:p><text:s/>Utilizar a função 'ee.Terrain.products()' para obter a declividade ('slope')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specto <text:s/>- 30m</text:p>
          </table:table-cell>
          <table:table-cell table:style-name="ce15" office:value-type="string">
            <text:p>USGS/SRTMGL1_003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office:value-type="string">
            <text:p>X</text:p>
          </table:table-cell>
          <table:table-cell/>
          <table:table-cell office:value-type="string">
            <text:p>elevation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RAINBOW</text:p>
          </table:table-cell>
          <table:table-cell table:style-name="ce3" office:value-type="string">
            <text:p>Pastagem</text:p>
          </table:table-cell>
          <table:table-cell office:value-type="string">
            <text:p><text:s/>Utilizar a função 'ee.Terrain.products()' para obter o aspecto ('aspect')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ombreamento <text:s/>- 30m</text:p>
          </table:table-cell>
          <table:table-cell table:style-name="ce15" office:value-type="string">
            <text:p>USGS/SRTMGL1_003</text:p>
          </table:table-cell>
          <table:table-cell table:style-name="ce20" office:value-type="date" office:date-value="2000-02-11">
            <text:p>11/02/2000</text:p>
          </table:table-cell>
          <table:table-cell table:style-name="ce20" office:value-type="date" office:date-value="2000-02-22">
            <text:p>22/02/2000</text:p>
          </table:table-cell>
          <table:table-cell office:value-type="string">
            <text:p>X</text:p>
          </table:table-cell>
          <table:table-cell/>
          <table:table-cell office:value-type="string">
            <text:p>elevation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Pastagem</text:p>
          </table:table-cell>
          <table:table-cell office:value-type="string">
            <text:p>Calcular utilziando o exemplo de Hillshade do GE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4" office:value-type="string">
            <text:p><text:a xlink:href="https://code.google.com/a/google.com/p/ee-testers-external/issues/list">https://code.google.com/a/google.com/p/ee-testers-external/issues/list</text:a>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K5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i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5-08-18T15:38:25Z</meta:creation-date>
    <dc:date>2015-09-04T12:09:38</dc:date>
    <meta:editing-cycles>4</meta:editing-cycles>
    <meta:editing-duration>PT17M13S</meta:editing-duration>
    <dc:creator>Jose </dc:creator>
    <meta:document-statistic meta:table-count="1" meta:cell-count="546" meta:object-count="0"/>
  </office:meta>
</office:document-meta>
</file>